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OPTYMALIZACJA</text:p>
          </table:table-cell>
          <table:table-cell office:value-type="string" calcext:value-type="string">
            <text:p>sekwencyjnie</text:p>
          </table:table-cell>
          <table:table-cell office:value-type="string" calcext:value-type="string">
            <text:p>2 watki</text:p>
          </table:table-cell>
          <table:table-cell office:value-type="string" calcext:value-type="string">
            <text:p>2 watki bez mutexa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sekwencyjnie</text:p>
          </table:table-cell>
          <table:table-cell office:value-type="string" calcext:value-type="string">
            <text:p>2 watki</text:p>
          </table:table-cell>
          <table:table-cell office:value-type="string" calcext:value-type="string">
            <text:p>2 watki bez mutexa</text:p>
          </table:table-cell>
        </table:table-row>
        <table:table-row table:style-name="ro1">
          <table:table-cell office:value-type="string" calcext:value-type="string">
            <text:p>pomiar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191" calcext:value-type="float">
            <text:p>0.000191</text:p>
          </table:table-cell>
          <table:table-cell/>
          <table:table-cell office:value-type="string" calcext:value-type="string">
            <text:p>pomiar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0153" calcext:value-type="float">
            <text:p>0.000153</text:p>
          </table:table-cell>
        </table:table-row>
        <table:table-row table:style-name="ro1">
          <table:table-cell office:value-type="string" calcext:value-type="string">
            <text:p>pomiar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174" calcext:value-type="float">
            <text:p>0.000174</text:p>
          </table:table-cell>
          <table:table-cell/>
          <table:table-cell office:value-type="string" calcext:value-type="string">
            <text:p>pomiar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192" calcext:value-type="float">
            <text:p>0.000192</text:p>
          </table:table-cell>
        </table:table-row>
        <table:table-row table:style-name="ro1">
          <table:table-cell office:value-type="string" calcext:value-type="string">
            <text:p>pomiar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177" calcext:value-type="float">
            <text:p>0.000177</text:p>
          </table:table-cell>
          <table:table-cell/>
          <table:table-cell office:value-type="string" calcext:value-type="string">
            <text:p>pomiar3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186" calcext:value-type="float">
            <text:p>0.000186</text:p>
          </table:table-cell>
        </table:table-row>
        <table:table-row table:style-name="ro1">
          <table:table-cell office:value-type="string" calcext:value-type="string">
            <text:p>srednia</text:p>
          </table:table-cell>
          <table:table-cell table:formula="of:=AVERAGE([.B2:.B4])" office:value-type="float" office:value="0.000003" calcext:value-type="float">
            <text:p>3E-06</text:p>
          </table:table-cell>
          <table:table-cell table:formula="of:=AVERAGE([.C2:.C4])" office:value-type="float" office:value="0.000579" calcext:value-type="float">
            <text:p>0.000579</text:p>
          </table:table-cell>
          <table:table-cell table:formula="of:=AVERAGE([.D2:.D4])" office:value-type="float" office:value="0.000180666666666667" calcext:value-type="float">
            <text:p>0.000180666666667</text:p>
          </table:table-cell>
          <table:table-cell/>
          <table:table-cell office:value-type="string" calcext:value-type="string">
            <text:p>srednia</text:p>
          </table:table-cell>
          <table:table-cell table:formula="of:=AVERAGE([.G2:.G4])" office:value-type="float" office:value="0.00000833333333333333" calcext:value-type="float">
            <text:p>8.33333333333333E-06</text:p>
          </table:table-cell>
          <table:table-cell table:formula="of:=AVERAGE([.H2:.H4])" office:value-type="float" office:value="0.000608666666666667" calcext:value-type="float">
            <text:p>0.000608666666667</text:p>
          </table:table-cell>
          <table:table-cell table:formula="of:=AVERAGE([.I2:.I4])" office:value-type="float" office:value="0.000177" calcext:value-type="float">
            <text:p>0.00017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OZMIAR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YMALIZACJA</text:p>
          </table:table-cell>
          <table:table-cell office:value-type="string" calcext:value-type="string">
            <text:p>sekwencyjnie</text:p>
          </table:table-cell>
          <table:table-cell office:value-type="string" calcext:value-type="string">
            <text:p>2 watki</text:p>
          </table:table-cell>
          <table:table-cell office:value-type="string" calcext:value-type="string">
            <text:p>2 watki bez mutexa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sekwencyjnie</text:p>
          </table:table-cell>
          <table:table-cell office:value-type="string" calcext:value-type="string">
            <text:p>2 watki</text:p>
          </table:table-cell>
          <table:table-cell office:value-type="string" calcext:value-type="string">
            <text:p>2 watki bez mutexa</text:p>
          </table:table-cell>
        </table:table-row>
        <table:table-row table:style-name="ro1">
          <table:table-cell office:value-type="string" calcext:value-type="string">
            <text:p>pomiar1</text:p>
          </table:table-cell>
          <table:table-cell office:value-type="float" office:value="0.095662" calcext:value-type="float">
            <text:p>0.095662</text:p>
          </table:table-cell>
          <table:table-cell office:value-type="float" office:value="0.06008" calcext:value-type="float">
            <text:p>0.06008</text:p>
          </table:table-cell>
          <table:table-cell office:value-type="float" office:value="0.060112" calcext:value-type="float">
            <text:p>0.060112</text:p>
          </table:table-cell>
          <table:table-cell/>
          <table:table-cell office:value-type="string" calcext:value-type="string">
            <text:p>pomiar1</text:p>
          </table:table-cell>
          <table:table-cell office:value-type="float" office:value="0.095011" calcext:value-type="float">
            <text:p>0.095011</text:p>
          </table:table-cell>
          <table:table-cell office:value-type="float" office:value="0.056145" calcext:value-type="float">
            <text:p>0.056145</text:p>
          </table:table-cell>
          <table:table-cell office:value-type="float" office:value="0.051559" calcext:value-type="float">
            <text:p>0.051559</text:p>
          </table:table-cell>
        </table:table-row>
        <table:table-row table:style-name="ro1">
          <table:table-cell office:value-type="string" calcext:value-type="string">
            <text:p>pomiar2</text:p>
          </table:table-cell>
          <table:table-cell office:value-type="float" office:value="0.093439" calcext:value-type="float">
            <text:p>0.093439</text:p>
          </table:table-cell>
          <table:table-cell office:value-type="float" office:value="0.054539" calcext:value-type="float">
            <text:p>0.054539</text:p>
          </table:table-cell>
          <table:table-cell office:value-type="float" office:value="0.051243" calcext:value-type="float">
            <text:p>0.051243</text:p>
          </table:table-cell>
          <table:table-cell/>
          <table:table-cell office:value-type="string" calcext:value-type="string">
            <text:p>pomiar2</text:p>
          </table:table-cell>
          <table:table-cell office:value-type="float" office:value="0.095075" calcext:value-type="float">
            <text:p>0.095075</text:p>
          </table:table-cell>
          <table:table-cell office:value-type="float" office:value="0.056375" calcext:value-type="float">
            <text:p>0.056375</text:p>
          </table:table-cell>
          <table:table-cell office:value-type="float" office:value="0.07184" calcext:value-type="float">
            <text:p>0.07184</text:p>
          </table:table-cell>
        </table:table-row>
        <table:table-row table:style-name="ro1">
          <table:table-cell office:value-type="string" calcext:value-type="string">
            <text:p>pomiar3</text:p>
          </table:table-cell>
          <table:table-cell office:value-type="float" office:value="0.094388" calcext:value-type="float">
            <text:p>0.094388</text:p>
          </table:table-cell>
          <table:table-cell office:value-type="float" office:value="0.055091" calcext:value-type="float">
            <text:p>0.055091</text:p>
          </table:table-cell>
          <table:table-cell office:value-type="float" office:value="0.054371" calcext:value-type="float">
            <text:p>0.054371</text:p>
          </table:table-cell>
          <table:table-cell/>
          <table:table-cell office:value-type="string" calcext:value-type="string">
            <text:p>pomiar3</text:p>
          </table:table-cell>
          <table:table-cell office:value-type="float" office:value="0.094279" calcext:value-type="float">
            <text:p>0.094279</text:p>
          </table:table-cell>
          <table:table-cell office:value-type="float" office:value="0.057477" calcext:value-type="float">
            <text:p>0.057477</text:p>
          </table:table-cell>
          <table:table-cell office:value-type="float" office:value="0.051447" calcext:value-type="float">
            <text:p>0.051447</text:p>
          </table:table-cell>
        </table:table-row>
        <table:table-row table:style-name="ro1">
          <table:table-cell office:value-type="string" calcext:value-type="string">
            <text:p>srednia</text:p>
          </table:table-cell>
          <table:table-cell table:formula="of:=AVERAGE([.B10:.B12])" office:value-type="float" office:value="0.0944963333333333" calcext:value-type="float">
            <text:p>0.094496333333333</text:p>
          </table:table-cell>
          <table:table-cell table:formula="of:=AVERAGE([.C10:.C12])" office:value-type="float" office:value="0.05657" calcext:value-type="float">
            <text:p>0.05657</text:p>
          </table:table-cell>
          <table:table-cell table:formula="of:=AVERAGE([.D10:.D12])" office:value-type="float" office:value="0.055242" calcext:value-type="float">
            <text:p>0.055242</text:p>
          </table:table-cell>
          <table:table-cell/>
          <table:table-cell office:value-type="string" calcext:value-type="string">
            <text:p>srednia</text:p>
          </table:table-cell>
          <table:table-cell table:formula="of:=AVERAGE([.G10:.G12])" office:value-type="float" office:value="0.0947883333333333" calcext:value-type="float">
            <text:p>0.094788333333333</text:p>
          </table:table-cell>
          <table:table-cell table:formula="of:=AVERAGE([.H10:.H12])" office:value-type="float" office:value="0.0566656666666667" calcext:value-type="float">
            <text:p>0.056665666666667</text:p>
          </table:table-cell>
          <table:table-cell table:formula="of:=AVERAGE([.I10:.I12])" office:value-type="float" office:value="0.058282" calcext:value-type="float">
            <text:p>0.0582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4T13:15:23.953886639</meta:creation-date>
    <dc:date>2024-12-04T15:53:25.904332546</dc:date>
    <meta:editing-duration>PT2H6M31S</meta:editing-duration>
    <meta:editing-cycles>1</meta:editing-cycles>
    <meta:document-statistic meta:table-count="1" meta:cell-count="81" meta:object-count="0"/>
    <meta:generator>LibreOffice/6.4.7.2$Linux_X86_64 LibreOffice_project/40$Build-2</meta:generator>
  </office:meta>
</office:document-meta>
</file>